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end" style:justify-single-word="false"/>
      <style:text-properties officeooo:rsid="000afab4" officeooo:paragraph-rsid="000afab4"/>
    </style:style>
    <style:style style:name="P2" style:family="paragraph" style:parent-style-name="Standard">
      <style:paragraph-properties fo:text-align="center" style:justify-single-word="false"/>
      <style:text-properties officeooo:rsid="000afab4" officeooo:paragraph-rsid="000afab4"/>
    </style:style>
    <style:style style:name="P3" style:family="paragraph" style:parent-style-name="Standard">
      <style:paragraph-properties fo:text-align="start" style:justify-single-word="false"/>
      <style:text-properties officeooo:rsid="000afab4" officeooo:paragraph-rsid="000afab4"/>
    </style:style>
    <style:style style:name="P4" style:family="paragraph" style:parent-style-name="Standard">
      <style:paragraph-properties fo:text-align="start" style:justify-single-word="false"/>
      <style:text-properties officeooo:rsid="000e69d7" officeooo:paragraph-rsid="000e69d7"/>
    </style:style>
    <style:style style:name="P5" style:family="paragraph" style:parent-style-name="Standard">
      <style:paragraph-properties fo:text-align="start" style:justify-single-word="false"/>
      <style:text-properties officeooo:rsid="001017a9" officeooo:paragraph-rsid="001017a9"/>
    </style:style>
    <style:style style:name="P6" style:family="paragraph" style:parent-style-name="Standard">
      <style:paragraph-properties fo:text-align="end" style:justify-single-word="false"/>
      <style:text-properties officeooo:rsid="0011de5d" officeooo:paragraph-rsid="0011de5d"/>
    </style:style>
    <style:style style:name="P7" style:family="paragraph" style:parent-style-name="Standard">
      <style:paragraph-properties fo:text-align="start" style:justify-single-word="false"/>
      <style:text-properties fo:font-weight="bold" officeooo:rsid="000afab4" officeooo:paragraph-rsid="000afab4" style:font-weight-asian="bold" style:font-weight-complex="bold"/>
    </style:style>
    <style:style style:name="P8" style:family="paragraph" style:parent-style-name="Standard">
      <style:paragraph-properties fo:text-align="start" style:justify-single-word="false"/>
      <style:text-properties fo:font-weight="bold" officeooo:rsid="000e69d7" officeooo:paragraph-rsid="000e69d7" style:font-weight-asian="bold" style:font-weight-complex="bold"/>
    </style:style>
    <style:style style:name="P9" style:family="paragraph" style:parent-style-name="Standard">
      <style:paragraph-properties fo:text-align="start" style:justify-single-word="false"/>
      <style:text-properties fo:font-weight="bold" officeooo:rsid="000c8ec9" officeooo:paragraph-rsid="000c8ec9" style:font-weight-asian="bold" style:font-weight-complex="bold"/>
    </style:style>
    <style:style style:name="P10" style:family="paragraph" style:parent-style-name="Standard">
      <style:paragraph-properties fo:text-align="start" style:justify-single-word="false"/>
      <style:text-properties fo:font-weight="bold" officeooo:rsid="002dc545" officeooo:paragraph-rsid="002dc545" style:font-weight-asian="bold" style:font-weight-complex="bold"/>
    </style:style>
    <style:style style:name="P11" style:family="paragraph" style:parent-style-name="Standard">
      <style:paragraph-properties fo:text-align="start" style:justify-single-word="false"/>
      <style:text-properties fo:font-weight="bold" officeooo:rsid="0035ca34" officeooo:paragraph-rsid="0035ca34" style:font-weight-asian="bold" style:font-weight-complex="bold"/>
    </style:style>
    <style:style style:name="P12" style:family="paragraph" style:parent-style-name="Standard">
      <style:paragraph-properties fo:text-align="start" style:justify-single-word="false"/>
      <style:text-properties fo:font-weight="bold" officeooo:rsid="003ce0d8" officeooo:paragraph-rsid="003ce0d8" style:font-weight-asian="bold" style:font-weight-complex="bold"/>
    </style:style>
    <style:style style:name="P13" style:family="paragraph" style:parent-style-name="Standard">
      <style:paragraph-properties fo:text-align="start" style:justify-single-word="false"/>
      <style:text-properties officeooo:rsid="0017f7f2" officeooo:paragraph-rsid="0017f7f2"/>
    </style:style>
    <style:style style:name="P14" style:family="paragraph" style:parent-style-name="Standard">
      <style:paragraph-properties fo:text-align="start" style:justify-single-word="false"/>
      <style:text-properties officeooo:rsid="00197e1f" officeooo:paragraph-rsid="00197e1f"/>
    </style:style>
    <style:style style:name="P15" style:family="paragraph" style:parent-style-name="Standard">
      <style:paragraph-properties fo:text-align="start" style:justify-single-word="false"/>
      <style:text-properties officeooo:rsid="0021edb3" officeooo:paragraph-rsid="0021edb3"/>
    </style:style>
    <style:style style:name="P16" style:family="paragraph" style:parent-style-name="Standard">
      <style:paragraph-properties fo:text-align="start" style:justify-single-word="false"/>
      <style:text-properties officeooo:rsid="00296441" officeooo:paragraph-rsid="00296441"/>
    </style:style>
    <style:style style:name="P17" style:family="paragraph" style:parent-style-name="Standard">
      <style:paragraph-properties fo:text-align="start" style:justify-single-word="false"/>
      <style:text-properties officeooo:rsid="002b49fb" officeooo:paragraph-rsid="002b49fb"/>
    </style:style>
    <style:style style:name="P18" style:family="paragraph" style:parent-style-name="Standard">
      <style:paragraph-properties fo:text-align="start" style:justify-single-word="false"/>
      <style:text-properties fo:font-weight="normal" officeooo:rsid="002fc605" officeooo:paragraph-rsid="002fc605" style:font-weight-asian="normal" style:font-weight-complex="normal"/>
    </style:style>
    <style:style style:name="P19" style:family="paragraph" style:parent-style-name="Standard">
      <style:paragraph-properties fo:text-align="start" style:justify-single-word="false"/>
      <style:text-properties fo:font-weight="normal" officeooo:rsid="003ce0d8" officeooo:paragraph-rsid="003ce0d8" style:font-weight-asian="normal" style:font-weight-complex="normal"/>
    </style:style>
    <style:style style:name="P20" style:family="paragraph" style:parent-style-name="Standard">
      <style:paragraph-properties fo:text-align="center" style:justify-single-word="false"/>
      <style:text-properties fo:font-size="14pt" fo:font-weight="bold" officeooo:rsid="000afab4" officeooo:paragraph-rsid="000afab4" style:font-size-asian="14pt" style:font-weight-asian="bold" style:font-size-complex="14pt" style:font-weight-complex="bold"/>
    </style:style>
    <style:style style:name="P21" style:family="paragraph" style:parent-style-name="Standard">
      <style:paragraph-properties fo:text-align="start" style:justify-single-word="false"/>
      <style:text-properties officeooo:rsid="0037604c" officeooo:paragraph-rsid="0037604c"/>
    </style:style>
    <style:style style:name="T1" style:family="text">
      <style:text-properties officeooo:rsid="000c8ec9"/>
    </style:style>
    <style:style style:name="T2" style:family="text">
      <style:text-properties officeooo:rsid="001017a9"/>
    </style:style>
    <style:style style:name="T3" style:family="text">
      <style:text-properties officeooo:rsid="0016e3a3"/>
    </style:style>
    <style:style style:name="T4" style:family="text">
      <style:text-properties officeooo:rsid="00197e1f"/>
    </style:style>
    <style:style style:name="T5" style:family="text">
      <style:text-properties officeooo:rsid="001d843d"/>
    </style:style>
    <style:style style:name="T6" style:family="text">
      <style:text-properties officeooo:rsid="00233aee"/>
    </style:style>
    <style:style style:name="T7" style:family="text">
      <style:text-properties officeooo:rsid="002b49fb"/>
    </style:style>
    <style:style style:name="T8" style:family="text">
      <style:text-properties officeooo:rsid="0033ad6b"/>
    </style:style>
    <style:style style:name="T9" style:family="text">
      <style:text-properties officeooo:rsid="0039df9e"/>
    </style:style>
    <style:style style:name="T10" style:family="text">
      <style:text-properties officeooo:rsid="003e9594"/>
    </style:style>
    <style:style style:name="T11" style:family="text">
      <style:text-properties officeooo:rsid="0050d179"/>
    </style:style>
    <style:style style:name="T12" style:family="text">
      <style:text-properties officeooo:rsid="0055f40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seph Tomasulo</text:p>
      <text:p text:style-name="P6">F1201900001</text:p>
      <text:p text:style-name="P1">Yunnan University</text:p>
      <text:p text:style-name="P1">Department of Information Science and Engineering</text:p>
      <text:p text:style-name="P1">December 2019</text:p>
      <text:p text:style-name="P1"/>
      <text:p text:style-name="P20">Wikidata</text:p>
      <text:p text:style-name="P2"/>
      <text:p text:style-name="P7">Introduction</text:p>
      <text:p text:style-name="P3">The assignment for this project is to store all of Wikidata into a relational database that can be quer<text:span text:style-name="T11">ied</text:span> in a reasonable fashion. To that end, I used PostgreSQL’s jsonb column format to store the data and a simple PHP web application to display it. In the middle, I used a bit of Python code to reduce the complexity of the task. In the end, this jsonb-based project achieved good query speed on a little less than half of <text:span text:style-name="T1">an almost up-to-date version of</text:span> Wikidata.</text:p>
      <text:p text:style-name="P3"/>
      <text:p text:style-name="P8">Background</text:p>
      <text:p text:style-name="P4">Wikidata is the central storage of the structured data from Wikipedia and other Wikimedia projects. The database is available for free download from the Wikidata website and it is available in SPARQL as well as JSON formats. It is updated approximately weekly. <text:span text:style-name="T3">The current uncompressed size of the JSON is around 750GB. </text:span></text:p>
      <text:p text:style-name="P4"/>
      <text:p text:style-name="P5">In its JSON form, each entity (as an individual datum is called) has the following top level keys: <text:span text:style-name="T5">id, type, label, aliases, description, claims, sitelinks, lastrevid. Individual claims may have multiple qualifiers and references. The type of an entity is either property or item. A claim relates an item via a property to another item or one of a few value types such as longitude-latitude coordinates, times and dates, and numerical values (for things like population). </text:span></text:p>
      <text:p text:style-name="P5"/>
      <text:p text:style-name="P9">Metho<text:span text:style-name="T2">d</text:span></text:p>
      <text:p text:style-name="P4">This project uses the jsonb column format available in PostgreSQL databases. <text:span text:style-name="T2">It permits the storage of data in JSON format as row values. </text:span>It supports indexing and text-based search, but it is reported to have slower overall query times and a larger memory footprint than a traditional relational setup. I chose this primarily due to the ease of setup and my lack of experience designing databases. </text:p>
      <text:p text:style-name="P4"/>
      <text:p text:style-name="P13">Before entering the data into the database, I <text:span text:style-name="T4">pass over the data twice. The first time, I build a list of all the properties and acceptable items. I store the lists in csv format with the id, English label, and Chinese label. Acceptable items are defined by </text:span>the following <text:span text:style-name="T4">filter</text:span>: 1) only accept items with corresponding Wikipedia articles; 2) only <text:span text:style-name="T4">accept items with English or Chinese labels; 3) only accept items with at least one of the following i-an English alias, ii-a Chinese alias, iii-an English description, iv-a Chinese description. </text:span></text:p>
      <text:p text:style-name="P13"/>
      <text:p text:style-name="P15">On the second pass, I <text:span text:style-name="T6">use the csv’s to replace property and item id’s with their labels. I used at least four simplifications that detract from the completeness of this project. First, I only accepted the first claim for any given property in the claims section associated with an item. Second, I did not accept any claims that do not relate two items on the list I built. This means that, unfortunately, my database does not include coordinates, times, or numerical values. Third, I did not include any qualifiers for any claims. Fourth, I did not include any references for any of the claims. While passing over the data a second time, I built a new JSON file of data that passed through my filter and whose claims section was simplified according to the above outline. </text:span></text:p>
      <text:p text:style-name="P15"/>
      <text:p text:style-name="P16">Finally, I used a bit of a hack to read the rebuilt JSON into a PostgreSQL table column. This involved reading the JSON as a csv with some special delimiters (‘x\01’ and ‘x\02’) to exploit Postgres’ COPY method that is significantly faster than line by line entry. My database therefore <text:soft-page-break/>only ha<text:span text:style-name="T12">s</text:span> two columns: an id and a JSON. <text:s/><text:span text:style-name="T7">In total, I retrieved approximately 24,000,000 out of 59,000,000 items and stored them in a 10GB database on a solid state hard drive. To improve search times I used a gin index on the id key of the JSON and another, via Postgres’ pg_trgm extension, on the English alias key. </text:span></text:p>
      <text:p text:style-name="P16"/>
      <text:p text:style-name="P17">Displaying the database was a simple matter of preparing an HTML form to pass queries to a PHP connection to the PostgreSQL database. </text:p>
      <text:p text:style-name="P17"/>
      <text:p text:style-name="P10">Results</text:p>
      <text:p text:style-name="P18">Serving the data locally, queries by id and <text:span text:style-name="T8">by ILIKE text matching return responses in under a tenth of a second. The webpage has some pitfalls. Firstly, it displays all matches to text based queries in no particular order so if you want the entry for a common word, it will be quite difficult to find it in the results. Second, Javascript ought to be used to toggle the display based on whether the query is an id or is text based. </text:span></text:p>
      <text:p text:style-name="P18"/>
      <text:p text:style-name="P11">Discussion</text:p>
      <text:p text:style-name="P21">Since the speed of the queries is good, it stands to reason that the data could be augmented without great changes to the procedure. I believe that without much work, the claims section could be modified to include claims that have non-items as the object of the relation. Additionally, all claims for every property ought to be added, as well as the qualifiers and references. In addition to these changes, there doesn’t seem to be any reason not to include the whole database. In the end, this project can only be consider a proof-of-concept rather than a completion of the assignment to store all Wikidata in a relational database. Additionally, the jsonb format is <text:span text:style-name="T9">only in</text:span> a liberal <text:span text:style-name="T9">sense </text:span>a relational database and it would be interesting to compare fully relational solutions to this one. </text:p>
      <text:p text:style-name="P14"><text:s/></text:p>
      <text:p text:style-name="P12">Acknowledgments</text:p>
      <text:p text:style-name="P19">I learned a lot in undertaking this project and I would like to thank Professor WuHao, 武浩, for assigning it to us. <text:span text:style-name="T10">I am particularly appreciative because I am interested in researching word and sentences embeddings and, while familiarizing myself with the state of the field, I have come across a number of teams that use the Wikidata knowledge graph to either inject factual knowledge into word embeddings or otherwise improve language models. Being that I am now familiar with the database myself, it has helped me put these research efforts into context.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9T19:57:20.234944770</meta:creation-date>
    <dc:date>2019-12-20T17:23:43.831999709</dc:date>
    <meta:editing-duration>PT21H26M1S</meta:editing-duration>
    <meta:editing-cycles>56</meta:editing-cycles>
    <meta:generator>LibreOffice/6.0.7.3$Linux_X86_64 LibreOffice_project/00m0$Build-3</meta:generator>
    <meta:document-statistic meta:table-count="0" meta:image-count="0" meta:object-count="0" meta:page-count="2" meta:paragraph-count="24" meta:word-count="969" meta:character-count="5668" meta:non-whitespace-character-count="4712"/>
  </office:meta>
</office:document-meta>
</file>